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5" style:parent-style-name="Head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paragraph-properties fo:text-align="justify" fo:margin-top="0.0791in" fo:margin-bottom="0.0791in"/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3" style:parent-style-name="DefaultParagraphFont" style:family="text">
      <style:text-properties style:font-name="Arial" style:font-name-complex="Arial" fo:color="#FF0000"/>
    </style:style>
    <style:style style:name="T24" style:parent-style-name="DefaultParagraphFont" style:family="text">
      <style:text-properties style:font-name="Arial" style:font-name-complex="Arial" fo:color="#FF0000" fo:font-size="11pt" style:font-size-asian="11pt"/>
    </style:style>
    <style:style style:name="T25" style:parent-style-name="DefaultParagraphFont" style:family="text">
      <style:text-properties style:font-name="Arial" style:font-name-complex="Arial" fo:font-size="11pt" style:font-size-asian="11pt"/>
    </style:style>
    <style:style style:name="T26" style:parent-style-name="DefaultParagraphFont" style:family="text">
      <style:text-properties style:font-name="Arial" style:font-name-complex="Arial" fo:font-size="11pt" style:font-size-asian="11pt"/>
    </style:style>
    <style:style style:name="P2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0" style:parent-style-name="DefaultParagraphFont" style:family="text">
      <style:text-properties style:font-name="Arial" fo:font-style="italic" style:font-style-asian="italic" style:font-style-complex="italic" fo:font-size="11pt" style:font-size-asian="11pt"/>
    </style:style>
    <style:style style:name="T31" style:parent-style-name="DefaultParagraphFont" style:family="text">
      <style:text-properties style:font-name="Arial" fo:font-size="11pt" style:font-size-asian="11pt"/>
    </style:style>
    <style:style style:name="T32" style:parent-style-name="DefaultParagraphFont" style:family="text">
      <style:text-properties style:font-name="Arial" fo:font-size="11pt" style:font-size-asian="11pt"/>
    </style:style>
    <style:style style:name="T33" style:parent-style-name="DefaultParagraphFont" style:family="text">
      <style:text-properties style:font-name="Arial" fo:font-size="11pt" style:font-size-asian="11pt"/>
    </style:style>
    <style:style style:name="T34" style:parent-style-name="DefaultParagraphFont" style:family="text">
      <style:text-properties style:font-name="Arial" fo:font-size="11pt" style:font-size-asian="11pt"/>
    </style:style>
    <style:style style:name="P35" style:parent-style-name="Standard" style:family="paragraph">
      <style:paragraph-properties fo:text-align="justify"/>
      <style:text-properties style:font-name="Arial" fo:font-size="11pt" style:font-size-asian="11pt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8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9" style:parent-style-name="DefaultParagraphFont" style:family="text">
      <style:text-properties style:font-name="Arial" fo:font-size="11pt" style:font-size-asian="11pt"/>
    </style:style>
    <style:style style:name="T40" style:parent-style-name="DefaultParagraphFont" style:family="text">
      <style:text-properties style:font-name="Arial" fo:font-size="11pt" style:font-size-asian="11pt"/>
    </style:style>
    <style:style style:name="T41" style:parent-style-name="DefaultParagraphFont" style:family="text">
      <style:text-properties style:font-name="Arial" fo:font-size="11pt" style:font-size-asian="11pt"/>
    </style:style>
    <style:style style:name="T42" style:parent-style-name="DefaultParagraphFont" style:family="text">
      <style:text-properties style:font-name="Arial" fo:font-size="11pt" style:font-size-asian="11pt"/>
    </style:style>
    <style:style style:name="T43" style:parent-style-name="DefaultParagraphFont" style:family="text">
      <style:text-properties style:font-name="Arial" fo:font-size="11pt" style:font-size-asian="11pt"/>
    </style:style>
    <style:style style:name="T44" style:parent-style-name="DefaultParagraphFont" style:family="text">
      <style:text-properties style:font-name="Arial" fo:font-size="11pt" style:font-size-asian="11pt"/>
    </style:style>
    <style:style style:name="P45" style:parent-style-name="Standard" style:family="paragraph">
      <style:paragraph-properties fo:text-align="justify"/>
      <style:text-properties style:font-name="Arial" fo:font-size="11pt" style:font-size-asian="11pt"/>
    </style:style>
    <style:style style:name="P46" style:parent-style-name="Standard" style:family="paragraph">
      <style:paragraph-properties fo:text-align="justify"/>
      <style:text-properties style:font-name="Arial" fo:font-size="11pt" style:font-size-asian="11pt"/>
    </style:style>
    <style:style style:name="P47" style:parent-style-name="Standard" style:family="paragraph">
      <style:paragraph-properties fo:text-align="justify"/>
      <style:text-properties style:font-name="Arial" fo:font-size="11pt" style:font-size-asian="11pt"/>
    </style:style>
    <style:style style:name="P48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49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0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1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2" style:parent-style-name="Standard" style:family="paragraph">
      <style:paragraph-properties fo:text-align="justify"/>
      <style:text-properties style:font-name="Arial" fo:font-size="11pt" style:font-size-asian="11pt"/>
    </style:style>
    <style:style style:name="P53" style:parent-style-name="Standard" style:family="paragraph">
      <style:paragraph-properties fo:text-align="justify"/>
      <style:text-properties style:font-name="Arial" fo:font-size="11pt" style:font-size-asian="11pt"/>
    </style:style>
    <style:style style:name="TableColumn55" style:family="table-column">
      <style:table-column-properties style:column-width="1.1791in" style:use-optimal-column-width="false"/>
    </style:style>
    <style:style style:name="TableColumn56" style:family="table-column">
      <style:table-column-properties style:column-width="7.777in" style:use-optimal-column-width="false"/>
    </style:style>
    <style:style style:name="TableColumn57" style:family="table-column">
      <style:table-column-properties style:column-width="1.3583in" style:use-optimal-column-width="false"/>
    </style:style>
    <style:style style:name="Table54" style:family="table">
      <style:table-properties style:width="10.3145in" fo:margin-left="0in" table:align="left"/>
    </style:style>
    <style:style style:name="TableRow58" style:family="table-row">
      <style:table-row-properties style:min-row-height="0.3541in" style:use-optimal-row-height="false"/>
    </style:style>
    <style:style style:name="TableCell59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63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64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65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66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68" style:family="table-row">
      <style:table-row-properties style:min-row-height="0.6833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3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4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5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76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79" style:family="table-row">
      <style:table-row-properties style:min-row-height="0.4993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84" style:parent-style-name="TableContents" style:list-style-name="LFO4" style:family="paragraph">
      <style:paragraph-properties fo:text-align="justify"/>
      <style:text-properties style:font-name="Arial" fo:font-size="11pt" style:font-size-asian="11pt"/>
    </style:style>
    <style:style style:name="P85" style:parent-style-name="TableContents" style:list-style-name="LFO4" style:family="paragraph">
      <style:paragraph-properties fo:text-align="justify"/>
      <style:text-properties style:font-name="Arial" fo:font-size="11pt" style:font-size-asian="11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88" style:family="table-row">
      <style:table-row-properties style:min-row-height="0.1576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95" style:family="table-row">
      <style:table-row-properties style:min-row-height="0.3152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2" style:family="table-row">
      <style:table-row-properties style:min-row-height="0.1576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9" style:family="table-row">
      <style:table-row-properties style:min-row-height="0.3416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5" style:family="paragraph">
      <style:paragraph-properties fo:text-align="justify"/>
      <style:text-properties style:font-name="Arial" fo:font-size="11pt" style:font-size-asian="11pt"/>
    </style:style>
    <style:style style:name="P114" style:parent-style-name="TableContents" style:list-style-name="LFO5" style:family="paragraph">
      <style:paragraph-properties fo:text-align="justify"/>
      <style:text-properties style:font-name="Arial" fo:font-size="11pt" style:font-size-asian="11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16" style:parent-style-name="TableContents" style:list-style-name="LFO5" style:family="paragraph">
      <style:paragraph-properties fo:text-align="justify"/>
      <style:text-properties style:font-name="Arial" fo:font-size="11pt" style:font-size-asian="11pt"/>
    </style:style>
    <style:style style:name="P117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TableColumn119" style:family="table-column">
      <style:table-column-properties style:column-width="2.5625in" style:use-optimal-column-width="false"/>
    </style:style>
    <style:style style:name="TableColumn120" style:family="table-column">
      <style:table-column-properties style:column-width="4.1354in" style:use-optimal-column-width="false"/>
    </style:style>
    <style:style style:name="Table118" style:family="table">
      <style:table-properties style:width="6.6979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fo:background-color="#729FCF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Cell124" style:family="table-cell">
      <style:table-cell-properties fo:border="0.0034in solid #000000" fo:background-color="#729FC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list-style-name="LFO6" style:family="paragraph">
      <style:paragraph-properties fo:text-align="justify"/>
      <style:text-properties style:font-name="Arial" fo:font-size="11pt" style:font-size-asian="11pt"/>
    </style:style>
    <style:style style:name="P131" style:parent-style-name="TableContents" style:list-style-name="LFO6" style:family="paragraph">
      <style:paragraph-properties fo:text-align="justify"/>
      <style:text-properties style:font-name="Arial" fo:font-size="11pt" style:font-size-asian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list-style-name="LFO2" style:family="paragraph">
      <style:paragraph-properties fo:text-align="justify"/>
      <style:text-properties style:font-name="Arial" fo:font-size="11pt" style:font-size-asian="11pt"/>
    </style:style>
    <style:style style:name="P137" style:parent-style-name="TableContents" style:list-style-name="LFO2" style:family="paragraph">
      <style:paragraph-properties fo:text-align="justify"/>
      <style:text-properties style:font-name="Arial" fo:font-size="11pt" style:font-size-asian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53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154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5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6" style:parent-style-name="Standard" style:family="paragraph">
      <style:paragraph-properties fo:text-align="justify" fo:margin-top="0.0791in" fo:margin-bottom="0.0791in" fo:margin-left="1in">
        <style:tab-stops/>
      </style:paragraph-properties>
      <style:text-properties style:font-name="Arial" fo:font-size="11pt" style:font-size-asian="11pt"/>
    </style:style>
    <style:style style:name="P157" style:parent-style-name="Standard" style:list-style-name="LFO7" style:family="paragraph">
      <style:paragraph-properties fo:text-align="justify" fo:margin-top="0.0791in" fo:margin-bottom="0.0791in"/>
      <style:text-properties style:font-name="Arial" fo:font-size="11pt" style:font-size-asian="11pt"/>
    </style:style>
    <style:style style:name="P158" style:parent-style-name="Standard" style:family="paragraph">
      <style:paragraph-properties fo:text-align="justify" fo:margin-top="0.1187in" fo:margin-bottom="0.1187in" fo:margin-left="1in">
        <style:tab-stops/>
      </style:paragraph-properties>
      <style:text-properties style:font-name="Arial" fo:font-size="11pt" style:font-size-asian="11pt"/>
    </style:style>
    <style:style style:name="P159" style:parent-style-name="Standard" style:family="paragraph">
      <style:paragraph-properties fo:text-align="justify" fo:margin-top="0.1187in" fo:margin-bottom="0.1187in" fo:margin-left="1in">
        <style:tab-stops/>
      </style:paragraph-properties>
      <style:text-properties style:font-name="Arial" fo:font-size="11pt" style:font-size-asian="11pt"/>
    </style:style>
    <style:style style:name="P160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TableColumn162" style:family="table-column">
      <style:table-column-properties style:column-width="2.5625in" style:use-optimal-column-width="false"/>
    </style:style>
    <style:style style:name="TableColumn163" style:family="table-column">
      <style:table-column-properties style:column-width="4.1354in" style:use-optimal-column-width="false"/>
    </style:style>
    <style:style style:name="Table161" style:family="table">
      <style:table-properties style:width="6.6979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fo:background-color="#729FC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Cell167" style:family="table-cell">
      <style:table-cell-properties fo:border="0.0034in solid #000000" fo:background-color="#729FC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list-style-name="LFO8" style:family="paragraph">
      <style:paragraph-properties fo:text-align="justify"/>
      <style:text-properties style:font-name="Arial" fo:font-size="11pt" style:font-size-asian="11pt"/>
    </style:style>
    <style:style style:name="P174" style:parent-style-name="TableContents" style:list-style-name="LFO8" style:family="paragraph">
      <style:paragraph-properties fo:text-align="justify"/>
      <style:text-properties style:font-name="Arial" fo:font-size="11pt" style:font-size-asian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0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1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7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88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94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195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201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P202" style:parent-style-name="TableContents" style:list-style-name="LFO9" style:family="paragraph">
      <style:paragraph-properties fo:text-align="justify"/>
      <style:text-properties style:font-name="Arial" fo:font-size="11pt" style:font-size-asian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13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4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5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6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7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8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19" style:parent-style-name="Standard" style:list-style-name="LFO7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  <style:style style:name="P220" style:parent-style-name="Standard" style:family="paragraph">
      <style:paragraph-properties fo:text-align="justify" fo:margin-top="0.0791in" fo:margin-bottom="0.0791in" fo:line-height="115%"/>
    </style:style>
    <style:style style:name="T221" style:parent-style-name="DefaultParagraphFont" style:family="text">
      <style:text-properties style:font-name="Arial" fo:font-size="11pt" style:font-size-asian="11pt"/>
    </style:style>
    <style:style style:name="T222" style:parent-style-name="DefaultParagraphFont" style:family="text">
      <style:text-properties style:font-name="Arial" fo:font-size="11pt" style:font-size-asian="11pt"/>
    </style:style>
    <style:style style:name="T223" style:parent-style-name="DefaultParagraphFont" style:family="text">
      <style:text-properties style:font-name="Arial" fo:font-size="11pt" style:font-size-asian="11pt"/>
    </style:style>
  </office:automatic-styles>
  <office:body>
    <office:text text:use-soft-page-breaks="true">
      <text:p text:style-name="P1">VISACOM S.A.</text:p>
      <text:p text:style-name="Standard"><text:span text:style-name="T14">PLAN DETALLADO DE AUDITORIA EN RESPUESTA A RIESGOS</text:span></text:p>
      <text:p text:style-name="P15">Al 31 de diciembre del 2020</text:p>
      <text:p text:style-name="Header"/>
      <text:p text:style-name="P16">(Elaboración 15/Nov/2020)</text:p>
      <text:p text:style-name="P17"/>
      <text:p text:style-name="P18"><text:span text:style-name="T19">Procedimientos de auditoria:</text:span><text:span text:style-name="T20"><text:s/></text:span><text:span text:style-name="T21">El presente documento detalla las pruebas principales de auditoria que realizaremos en cada una de las áreas o rubros de los estados financieros de Visacom S. A. por el año 2020 y es un complemento de<text:s/></text:span><text:span text:style-name="T22">nuestro plan de auditoria en respuesta a los riesgos identificados<text:s/></text:span><text:span text:style-name="T23">PT 4001</text:span><text:span text:style-name="T24">.<text:s/></text:span><text:span text:style-name="T25">Este documento sustituye el uso de programas de auditoria</text:span><text:span text:style-name="T26"><text:s/>pero no implica que a juicio del Auditor puedan prepararse otros programas de auditoria en ciertas áreas (por ejemplo, impuestos)</text:span></text:p>
      <text:p text:style-name="P27"/>
      <text:p text:style-name="P28"><text:span text:style-name="T29">Dirección de las pruebas:</text:span><text:span text:style-name="T30"><text:s/></text:span><text:span text:style-name="T31">Los resultados de la Compañía no han sido buenos en los últimos años, acumulando pérdidas por US$1</text:span><text:span text:style-name="T32">90</text:span><text:span text:style-name="T33"><text:s/>mil en los años 2017 y 2018</text:span><text:span text:style-name="T34">; el año 2019 arrojó una utilidad de US$3 mil y el 2020 se proyectan ingresos que únicamente cubran los costos y gastos de operación (equilibrio), debido a la crisis económica por la pandemia del covi-19. En la situación descrita, no pensamos que la Gerencia pueda verse tentada a ocultar ingresos o aumentar gastos, pues esto deterioraría más el patrimonio de la empresa ante terceros, principalmente los clientes corporativos y multinacionales; por el contrario, nuestras pruebas estarán direccionadas a eventuales disminuciones de costos y gastos o aumentos de los ingresos; esto independientemente de que el resultado de nuestra evaluación del ambiente de control en BUENO (Ver evaluación del control interno en la sección 3200)</text:span></text:p>
      <text:p text:style-name="P35"/>
      <text:p text:style-name="P36"><text:span text:style-name="T37">Pruebas sustantivas:</text:span><text:span text:style-name="T38"><text:s/></text:span><text:span text:style-name="T39">Nuestras pruebas sustantivas de auditoria serán enfocadas a probar las aseveraciones de los estados financieros de manera global y de l</text:span><text:span text:style-name="T40">a</text:span><text:span text:style-name="T41"><text:s/>forma más independiente posible utilizando confirmaciones directas de terceros para probar ventas y costos, agrupando gastos de administración y ventas por tipos principales y elaborando cómputos globales o revisiones específicos para cada tipo de gasto, por ejemplo nómina y beneficios sociales, depreciación, seguros, honorarios pagados a profesiones, arriendos</text:span><text:span text:style-name="T42">,</text:span><text:span text:style-name="T43"><text:s/>y reduciendo el uso de muestreo estadístico únicamente para poblaciones<text:s/></text:span><text:span text:style-name="T44">de gastos individualmente numerosas y generalmente con <text:s/>pocas transacciones que superen nuestro nivel de materialidad de desempeño. Con este enfoque reducimos de manera significativa el riesgo residual de auditoria.</text:span></text:p>
      <text:p text:style-name="P45"/>
      <text:p text:style-name="P46">Las confirmaciones a terceros se harán al cierre del ejercicio o a la fecha más cercana al mismo para bancos, proveedores, seguros, abogados y partes relacionadas; únicamente en el caso de clientes cuyo saldo se concentra principalmente en pocos clientes prevemos enviar confirmaciones a la fecha de corte de nuestra auditoria preliminar: agosto 2020</text:p>
      <text:p text:style-name="P47"/>
      <text:p text:style-name="P48">Pruebas de cumplimiento<text:s/>de control interno:<text:s/></text:p>
      <text:p text:style-name="P49"/>
      <text:p text:style-name="P50"/>
      <text:p text:style-name="P51"/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soft-page-break/>
            <text:p text:style-name="P60">Caja y<text:s/>bancos</text:p>
          </table:table-cell>
          <table:table-cell table:style-name="TableCell61">
            <text:list text:style-name="LFO2" text:continue-numbering="true">
              <text:list-item>
                <text:p text:style-name="P62">Efectuaremos confirmaciones de saldos de las cuentas bancarias<text:s/>de<text:s/>la empresa al 31 de diciembre del 2020;<text:s/>la compañía opera actualmente con tres bancos: Bolivariano, Internacional y Pacífico.<text:s/>Todas las solicitudes de confirmación serán entregadas por nosotros directamente a los bancos.</text:p>
              </text:list-item>
              <text:list-item>
                <text:p text:style-name="P63">Las respuestas a nuestras solicitudes de confirmación serán comparadas con los de las conciliaciones bancarias.</text:p>
              </text:list-item>
              <text:list-item>
                <text:p text:style-name="P64">Las partidas de conciliación generalmente consisten en cheques girados y no cobrados lo mismos que son verificados con el estado de cuenta posterior, enero 2021</text:p>
              </text:list-item>
              <text:list-item>
                <text:p text:style-name="P65">Otras partidas de conciliación importantes serán analizadas individualmente.</text:p>
              </text:list-item>
            </text:list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Cuentas por Cobrar</text:p>
          </table:table-cell>
          <table:table-cell table:style-name="TableCell71">
            <text:list text:style-name="LFO3" text:continue-numbering="true">
              <text:list-item>
                <text:p text:style-name="P72">En base a las ventas totales a agosto hemos seleccionado<text:s/>los seis clientes principales que representan el 98.7% de los ingresos; para estos clientes enviaremos solicitud de confirmación de saldos<text:s/>al 31 de octubre del 2020, fecha más cercana al cierre de año. Las confirmaciones serán enviadas por nosotros mediante correo electrónico en base a las direcciones de mail que nos proporcionen directamente los departamentos de contabilidad, financiero o auditoria interna de cada compañía.</text:p>
              </text:list-item>
              <text:list-item>
                <text:p text:style-name="P73">Las respuestas a nuestras solicitudes de confirmación serán comparadas con los saldos según estados financieros interinos a octubre del 2020, toda diferencia será investigada por nosotros o solicitaremos aclaración a Contabilidad, si fuere necesario.</text:p>
              </text:list-item>
              <text:list-item>
                <text:p text:style-name="P74">Para el período de noviembre y diciembre realizaremos 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75">Debido a que la cartera no registra atrasos en las cobranzas no prevemos que sea necesario poner atención especial en la evaluación del deterioro de ésta (provisión para cuentas incobrables)</text:p>
              </text:list-item>
              <text:list-item>
                <text:p text:style-name="P76">Otras cuentas por cobrar, principalmente empleados, serán confirmadas directamente con los mismos.</text:p>
              </text:list-item>
            </text:list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Inventarios</text:p>
          </table:table-cell>
          <table:table-cell table:style-name="TableCell82">
            <text:p text:style-name="P83">Solicitaremos el kardex de Inventario y se procederá con los siguientes puntos:</text:p>
            <text:list text:style-name="LFO4" text:continue-numbering="true">
              <text:list-item>
                <text:p text:style-name="P84">inspección física para verificar existencia y control de los inventarios</text:p>
              </text:list-item>
              <text:list-item>
                <text:p text:style-name="P85">Comprobar el estado de los inventarios y el correcto almacenamiento.</text:p>
              </text:list-item>
            </text:list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Crédito Tributario (IVA)</text:p>
          </table:table-cell>
          <table:table-cell table:style-name="TableCell91">
            <text:p text:style-name="P92">Verificaremos la correcta contabilidad tributaria con las declaraciones. (formulario 104)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rédito Tributario (Retenciones)</text:p>
          </table:table-cell>
          <table:table-cell table:style-name="TableCell98">
            <text:p text:style-name="P99">Verificaremos la correcta contabilidad tributaria con las declaraciones. (formulario 103)</text:p>
          </table:table-cell>
          <table:table-cell table:style-name="TableCell100">
            <text:p text:style-name="P101"/>
          </table:table-cell>
        </table:table-row>
        <text:soft-page-break/>
        <table:table-row table:style-name="TableRow102">
          <table:table-cell table:style-name="TableCell103">
            <text:p text:style-name="P104">Otros Gastos – Seguros</text:p>
          </table:table-cell>
          <table:table-cell table:style-name="TableCell105">
            <text:p text:style-name="P106">Efectuaremos confirmación de saldos en conjunto con la revisión de los contratos y si dicho contrato se esta amortizando de manera correcta.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Propiedades y Equipos</text:p>
          </table:table-cell>
          <table:table-cell table:style-name="TableCell112">
            <text:list text:style-name="LFO5" text:continue-numbering="true">
              <text:list-item>
                <text:p text:style-name="P113">Corroborar la existencia de los activos fijos.</text:p>
              </text:list-item>
              <text:list-item>
                <text:p text:style-name="P114">Correcta elaboración de la depreciación.</text:p>
              </text:list-item>
            </text:list>
          </table:table-cell>
          <table:table-cell table:style-name="TableCell115">
            <text:list text:style-name="LFO5" text:continue-numbering="true">
              <text:list-item>
                <text:p text:style-name="P116"/>
              </text:list-item>
            </text:list>
          </table:table-cell>
        </table:table-row>
      </table:table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Área o Estado Financiero</text:p>
          </table:table-cell>
          <table:table-cell table:style-name="TableCell124">
            <text:p text:style-name="P125">Procedimiento</text:p>
          </table:table-cell>
        </table:table-row>
        <table:table-row table:style-name="TableRow126">
          <table:table-cell table:style-name="TableCell127">
            <text:p text:style-name="P128">Proveedores Locales</text:p>
          </table:table-cell>
          <table:table-cell table:style-name="TableCell129">
            <text:list text:style-name="LFO6" text:continue-numbering="true">
              <text:list-item>
                <text:p text:style-name="P130">Efectuaremos confirmación de saldos con los principales proveedores desde el 1 de enero hasta el 31 de agosto del 2020.</text:p>
              </text:list-item>
              <text:list-item>
                <text:p text:style-name="P131">Del 1 de<text:s/>septiembre al 31 de diciembre del 2020, se analizará todos los asientos contables para verificar la correcta contabilidad de la empresa.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Obligaciones Bancarias</text:p>
          </table:table-cell>
          <table:table-cell table:style-name="TableCell135">
            <text:list text:style-name="LFO2" text:continue-numbering="true">
              <text:list-item>
                <text:p text:style-name="P136">Efectuaremos confirmaciones de saldos de las cuentas bancarias que maneja la empresa al 31 de<text:s/>diciembre del 2020.</text:p>
              </text:list-item>
              <text:list-item>
                <text:p text:style-name="P137">Comparar los balances registrados en el sistema con las conciliaciones bancarias.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Anticipos a Clientes</text:p>
          </table:table-cell>
          <table:table-cell table:style-name="TableCell141">
            <text:p text:style-name="P142">Mediante las confirmaciones de saldos revisaremos estos asientos contables y verificaremos la forma en que la empresa amortiza estos<text:s/>valores.</text:p>
          </table:table-cell>
        </table:table-row>
        <table:table-row table:style-name="TableRow143">
          <table:table-cell table:style-name="TableCell144">
            <text:p text:style-name="P145">Obligaciones Fiscales</text:p>
          </table:table-cell>
          <table:table-cell table:style-name="TableCell146">
            <text:p text:style-name="P147">Verificaremos todas aquellas obligaciones con el estado han sido pagadas conforme a las normativas.</text:p>
          </table:table-cell>
        </table:table-row>
        <table:table-row table:style-name="TableRow148">
          <table:table-cell table:style-name="TableCell149">
            <text:p text:style-name="P150">Nómina y Beneficios</text:p>
          </table:table-cell>
          <table:table-cell table:style-name="TableCell151">
            <text:p text:style-name="P152">Compararemos todas las aportaciones realizadas al IESS versus los asientos contables para establecer la correcta contabilidad de los estados financieros</text:p>
          </table:table-cell>
        </table:table-row>
      </table:table>
      <text:list text:style-name="LFO7" text:continue-numbering="true">
        <text:list-item>
          <text:list>
            <text:list-item>
              <text:list>
                <text:list-item>
                  <text:p text:style-name="P153">PATRIMONIO</text:p>
                </text:list-item>
              </text:list>
            </text:list-item>
          </text:list>
        </text:list-item>
      </text:list>
      <text:p text:style-name="P154">Verificaremos todas los cambios establecidos al patrimonio conforme a lo establecido en los estados de cambios en el Patrimonio Neto de los Accionistas, desde el 1 de enero hasta el 31 de<text:s/>diciembre del 2020.</text:p>
      <text:soft-page-break/>
      <text:p text:style-name="P155">Verificar como parte de las pruebas de control interno, que cuenten con una carpeta dónde concentren el 100% de las facturas originales de sus activos fijos.</text:p>
      <text:p text:style-name="P156">Solicitar el listado del inventario físico de activo fijo y verificar que cada<text:s/>equipo cuente con placas de código de control y esté conciliado contra libros.</text:p>
      <text:list text:style-name="LFO7" text:continue-numbering="true">
        <text:list-item>
          <text:list>
            <text:list-item>
              <text:list>
                <text:list-item>
                  <text:p text:style-name="P157">INGRESOS</text:p>
                </text:list-item>
              </text:list>
            </text:list-item>
          </text:list>
        </text:list-item>
      </text:list>
      <text:p text:style-name="P158">Verificaremos la razonabilidad de los ingresos presentados en los estados de Situación Financiera para el periodo de 1 de enero al 31 de diciembre del 2020, elaborado<text:s/>por la empresa y verificaremos adecuados e íntegramente contabilizados y registrados de acuerdo con las políticas contables establecidas y aquellas normativas aplicadas.</text:p>
      <text:p text:style-name="P159">Mediante el uso de las “Cedulas Resumen” verificaremos los cambios durante el periodo<text:s/>establecido en comparación a los del año pasado para así poder determinar si <text:s/>los cambios en la políticas de mercadeo tomadas en años anteriores han sido aplicadas para el presente periodo.</text:p>
      <text:list text:style-name="LFO7" text:continue-numbering="true">
        <text:list-item>
          <text:list>
            <text:list-item>
              <text:list>
                <text:list-item>
                  <text:p text:style-name="P160">GASTOS ADMINISTRATIVOS Y VENTAS</text:p>
                </text:list-item>
              </text:list>
            </text:list-item>
          </text:list>
        </text:list-item>
      </text:list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Área o Estado Financiero</text:p>
          </table:table-cell>
          <table:table-cell table:style-name="TableCell167">
            <text:p text:style-name="P168">Procedimiento</text:p>
          </table:table-cell>
        </table:table-row>
        <table:table-row table:style-name="TableRow169">
          <table:table-cell table:style-name="TableCell170">
            <text:p text:style-name="P171">Costos de Personal</text:p>
          </table:table-cell>
          <table:table-cell table:style-name="TableCell172">
            <text:list text:style-name="LFO8" text:continue-numbering="true">
              <text:list-item>
                <text:p text:style-name="P173">Verificaremos estos gastos mediante el vaciado de las planillas y declaraciones al IESS.</text:p>
              </text:list-item>
              <text:list-item>
                <text:p text:style-name="P174">Se verificara estos gastos mediante las pruebas realizadas en la cuenta de Pasivos establecidas en el punto 2 de este memorándum.</text:p>
              </text:list-item>
            </text:list>
          </table:table-cell>
        </table:table-row>
        <table:table-row table:style-name="TableRow175">
          <table:table-cell table:style-name="TableCell176">
            <text:p text:style-name="P177">Costos Directos de Producción</text:p>
          </table:table-cell>
          <table:table-cell table:style-name="TableCell178">
            <text:list text:style-name="LFO9" text:continue-numbering="true">
              <text:list-item>
                <text:p text:style-name="P179">Determinar una muestra de los Costos.</text:p>
              </text:list-item>
              <text:list-item>
                <text:p text:style-name="P180">Integración de las cuentas de compras con los asientos contables.</text:p>
              </text:list-item>
              <text:list-item>
                <text:p text:style-name="P181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Costos de Proyectos Propios</text:p>
          </table:table-cell>
          <table:table-cell table:style-name="TableCell185">
            <text:list text:style-name="LFO9" text:continue-numbering="true">
              <text:list-item>
                <text:p text:style-name="P186">Determinar una muestra de los costos realizados en los Proyectos propios.</text:p>
              </text:list-item>
              <text:list-item>
                <text:p text:style-name="P187">Integración de las cuentas de compras con los asientos contables.</text:p>
              </text:list-item>
              <text:list-item>
                <text:p text:style-name="P188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ext:soft-page-break/>
        <table:table-row table:style-name="TableRow189">
          <table:table-cell table:style-name="TableCell190">
            <text:p text:style-name="P191">Gastos de Ventas</text:p>
          </table:table-cell>
          <table:table-cell table:style-name="TableCell192">
            <text:list text:style-name="LFO9" text:continue-numbering="true">
              <text:list-item>
                <text:p text:style-name="P193">Determinar una muestra de los Gastos.</text:p>
              </text:list-item>
              <text:list-item>
                <text:p text:style-name="P194">Integración de las cuentas de compras con los asientos contables.</text:p>
              </text:list-item>
              <text:list-item>
                <text:p text:style-name="P195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Gastos Administrativos</text:p>
          </table:table-cell>
          <table:table-cell table:style-name="TableCell199">
            <text:list text:style-name="LFO9" text:continue-numbering="true">
              <text:list-item>
                <text:p text:style-name="P200">Determinar una muestra de los Gastos.</text:p>
              </text:list-item>
              <text:list-item>
                <text:p text:style-name="P201">Integración de las cuentas de compras con los asientos contables.</text:p>
              </text:list-item>
              <text:list-item>
                <text:p text:style-name="P202">Efectuar el<text:s/>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Otros Costos y Gastos</text:p>
          </table:table-cell>
          <table:table-cell table:style-name="TableCell206">
            <text:p text:style-name="P207">Determinaremos una muestra de estos gastos <text:s/>para verificar su asociación en las cuentas contables y verificar el control de los gastos.</text:p>
          </table:table-cell>
        </table:table-row>
        <table:table-row table:style-name="TableRow208">
          <table:table-cell table:style-name="TableCell209">
            <text:p text:style-name="P210">Impuesto a la Renta y P.T.</text:p>
          </table:table-cell>
          <table:table-cell table:style-name="TableCell211">
            <text:p text:style-name="P212">Solicitud y revisión de los anexos transaccionales de retenciones, IVA e impuestos a la Renta.</text:p>
          </table:table-cell>
        </table:table-row>
      </table:table>
      <text:p text:style-name="P213"/>
      <text:p text:style-name="P214"/>
      <text:p text:style-name="P215"/>
      <text:list text:style-name="LFO7" text:continue-numbering="true">
        <text:list-item>
          <text:p text:style-name="P216">PROCEDIMIENTOS A APLICAR</text:p>
        </text:list-item>
      </text:list>
      <text:p text:style-name="P217">Notificaremos al inicio de la Auditoria Financiera y del<text:s/>Cumplimiento de los estados de Situación Financiera durante el año terminado al 31 de diciembre del 2020 a los funcionarios y empleados involucrados en la administración de la empresa VISACOM S.A.</text:p>
      <text:p text:style-name="P218">Ademas de discutir las debilidades de Control Interno con los funcionarios responsables de los mismos y los ajustes que correspondan.</text:p>
      <text:list text:style-name="LFO7" text:continue-numbering="true">
        <text:list-item>
          <text:p text:style-name="P219">PRESENTACIÓN Y CONTENIDO DEL INFORME DE LA AUDITORIA</text:p>
        </text:list-item>
      </text:list>
      <text:soft-page-break/>
      <text:p text:style-name="P220"><text:span text:style-name="T221">Al concluir nuestra revisión emitiremos un informe de auditoria,, expresando una opinión sobre la razonabilidad del Estado de Si</text:span><text:span text:style-name="T222">tuación Financiera para el periodo del 1 de enero al 31 de diciembre del 2020, Informe de Control Interno, e informe sobre el cumplimiento de las disposiciones legales los que incluirán el resultado de nuestra Auditoria y las recomendaciones de Control Int</text:span><text:span text:style-name="T223">erno que consideremos necesarias para fortalecer los sistemas de información y ayudar con el control de la empres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language="es" fo:country="MX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791in" style:use-optimal-column-width="false"/>
    </style:style>
    <style:style style:name="TableColumn4" style:family="table-column">
      <style:table-column-properties style:column-width="7.777in" style:use-optimal-column-width="false"/>
    </style:style>
    <style:style style:name="TableColumn5" style:family="table-column">
      <style:table-column-properties style:column-width="1.3583in" style:use-optimal-column-width="false"/>
    </style:style>
    <style:style style:name="Table2" style:family="table">
      <style:table-properties style:width="10.3145in" fo:margin-left="0in" table:align="left"/>
    </style:style>
    <style:style style:name="TableRow6" style:family="table-row">
      <style:table-row-properties style:min-row-height="0.30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729FCF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9" style:family="table-cell">
      <style:table-cell-properties fo:border="0.0034in solid #000000" fo:background-color="#729FC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11" style:family="table-cell">
      <style:table-cell-properties fo:border="0.0034in solid #000000" fo:background-color="#729FCF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P1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REA O RUBRO DE LOS ESTADOS FINANCIEROS</text:p>
            </table:table-cell>
            <table:table-cell table:style-name="TableCell9">
              <text:p text:style-name="P10">PROCEDIMIENTOS</text:p>
            </table:table-cell>
            <table:table-cell table:style-name="TableCell11">
              <text:p text:style-name="P12"/>
              <text:p text:style-name="P13">PAPEL DE TRABAJO</text:p>
            </table:table-cell>
          </table:table-row>
        </table:table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 Alberto Leon Galarraga</dc:creator>
    <meta:creation-date>2020-11-19T12:42:00Z</meta:creation-date>
    <dc:date>2020-11-27T18:27:00Z</dc:date>
    <meta:template xlink:href="Normal" xlink:type="simple"/>
    <meta:editing-cycles>10</meta:editing-cycles>
    <meta:editing-duration>PT21120S</meta:editing-duration>
    <meta:document-statistic meta:page-count="6" meta:paragraph-count="20" meta:word-count="1590" meta:character-count="10316" meta:row-count="72" meta:non-whitespace-character-count="8746"/>
  </office:meta>
</office:document-meta>
</file>